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sRepeatableAnnotationTests.inheritedAnnotationsWhenNonRepeatabl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RepeatableAnnotationTests.inheritedAnnotationsWhenContainerMissingValueAttribut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AnnotationsWithLocalComposedAnnotationWhoseRepeatableMetaAnnotationsAreFilte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sRepeatableAnnotationTests.typeHierarchyWhen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nonRepeatableRequirements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NoninheritedComposedRepeatableOnSuper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AnnotationsWhenNoninheritedComposedRepeatableOnSuper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WhenNonArrayValueAttribut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ComposedMixedWithContainer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RepeatableAnnotationTests.typeHierarchyWhenContainerMissingValueAttribut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NoninheritedComposedRepeatable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wrongComponentTypeRequirements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Composed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inheritedAnnotationsWhenComposedContainerForRepeatable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missingValueAttributeRequirements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RepeatableAnnotationTests.getAnnotations( Class &lt; ? extends Annotation &gt; container , Class &lt; A &gt; repeatable , SearchStrategy searchStrategy , AnnotatedElement element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RepeatableAnnotationTests.typeHierarchyWhenComposed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getAnnotations( Class &lt; ? extends Annotation &gt; container , Class &lt; A &gt; repeatable , SearchStrategy searchStrategy ,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RepeatableAnnotationTests.typeHierarchyWhenComposedMixedWithContainer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RepeatableAnnotationTests.typeHierarchyAnnotationsWhenNoninheritedComposedRepeatable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WhenComposedContainerForRepeatableOn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WhenWhenOnSuper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assertThatAnnotationConfigu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RepeatableAnnotationTests.inheritedAnnotationsWhenWrongComponentTyp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WhenWrongComponentTyp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nonArrayValueAttributeRequirements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WhenNonRepeatabl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RepeatableAnnotationTests.inheritedAnnotationsWhenWhenOnSuperclassRetur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RepeatableAnnotationTests.typeHierarchyWhenWhenNonArrayValueAttribut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